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3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" style:parent-style-name="Normální" style:family="paragraph">
      <style:text-properties fo:font-weight="bold" style:font-weight-asian="bold"/>
    </style:style>
    <style:style style:name="P16" style:parent-style-name="Základnítext" style:family="paragraph">
      <style:paragraph-properties fo:text-align="start"/>
    </style:style>
    <style:style style:name="P17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0" style:parent-style-name="Standardnípísmoodstavce" style:family="text">
      <style:text-properties fo:font-weight="bold" style:font-weight-asian="bold"/>
    </style:style>
    <style:style style:name="P21" style:parent-style-name="Základnítext" style:family="paragraph">
      <style:text-properties fo:font-weight="bold" style:font-weight-asian="bold"/>
    </style:style>
    <style:style style:name="P22" style:parent-style-name="Základnítext" style:family="paragraph">
      <style:text-properties fo:font-weight="bold" style:font-weight-asian="bold"/>
    </style:style>
    <style:style style:name="P23" style:parent-style-name="Základnítext" style:family="paragraph">
      <style:text-properties fo:font-weight="bold" style:font-weight-asian="bold"/>
    </style:style>
    <style:style style:name="P24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5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6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7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8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9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3">
            <text:p text:style-name="Normální"/>
            <text:p text:style-name="Normální"/>
            <text:p text:style-name="Normální"><text:bookmark-start text:name="Text14"/><text:bookmark-start text:name="Text2"/>K106 85/2021<text:bookmark-end text:name="Text14"/></text:p>
            <text:p text:style-name="Normální">KVOP-46673/2021<text:bookmark-end text:name="Text2"/></text:p>
            <text:p text:style-name="Normální"><text:bookmark-start text:name="Text6"/>04. 11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4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J. M.</text:p>
            <text:p text:style-name="Normální"/>
            <text:p text:style-name="Normální"/>
            <text:p text:style-name="Normální"/>
            <text:p text:style-name="P15">ID DS:<text:s/></text:p>
            <text:p text:style-name="Normální"/>
            <text:p text:style-name="Normální"/>
          </table:table-cell>
        </table:table-row>
      </table:table>
      <text:h text:style-name="Nadpis1" text:outline-level="1">Sdělení o poskytnutí<text:s/>informace<text:s/></text:h>
      <text:p text:style-name="P16">Vážený pane M.,</text:p>
      <text:p text:style-name="Základnítext">dne 2. listopadu 2021 byla do Kanceláře veřejného ochránce práv (dále též „KVOP“) doručena Vaše žádost podle zákona č. 106/1999 Sb., o svobodném přístupu k informacím, ve znění pozdějších předpisů, kterou žádáte poskytnutí těchto informací za rok 2021:</text:p>
      <text:list text:style-name="LFO3_1" text:continue-numbering="true">
        <text:list-item>
          <text:p text:style-name="P17">Kolik podnětů s námitkou rasové či etnické diskriminace KVOP obdržela od 1. 7. 2021 do 31. 10. 2021.</text:p>
        </text:list-item>
        <text:list-item>
          <text:p text:style-name="P18">V kolika podnětech z bodu 1 byla namítána diskriminace z důvodu romského původu / romské etnicity.</text:p>
        </text:list-item>
        <text:list-item>
          <text:p text:style-name="P19">Rozdělení podnětů z bodu 2 podle oblastí (práce a zaměstnání, zboží a služby, zdravotní péče, bydlení, vzdělávání, jiné).</text:p>
        </text:list-item>
      </text:list>
      <text:p text:style-name="Základnítext">Ve smyslu zákona o svobodném přístupu k informacím, se<text:s/><text:span text:style-name="T20">poskytují tyto informace</text:span>:</text:p>
      <text:p text:style-name="P21">K bodu 1</text:p>
      <text:p text:style-name="Základnítext">V uvedeném období došlo do KVOP<text:s/><text:span text:style-name="Silné">12 podnětů</text:span><text:s/>s námitkou rasové či etnické<text:s/>diskriminace.</text:p>
      <text:p text:style-name="Základnítext">Tento počet ale nemusí být konečný, jelikož namítaný důvod se do interního spisového systému KVOP eviduje až při první reakci na podnět nebo v průběhu komunikace, jakmile je jasné, z jakého důvodu stěžovatel/ka diskriminaci namítá. Některé podněty doručené zejména v říjnu 2021 tak ještě nemusejí mít připsaný chráněný důvod.</text:p>
      <text:p text:style-name="P22">K bodu 2</text:p>
      <text:p text:style-name="Základnítext">Z bodu 1 bylo<text:s/><text:span text:style-name="Silné">7 podnětů</text:span><text:s/>s námitkou diskriminace z důvodu romského původu.</text:p>
      <text:p text:style-name="P23">K bodu 3</text:p>
      <text:p text:style-name="Základnítext">Z bodu 2 bylo rozdělení podnětů do jednotlivých oblastí následující:</text:p>
      <text:list text:style-name="LFO4" text:continue-numbering="true">
        <text:list-item>
          <text:p text:style-name="P24">práce a zaměstnání – 0 podnětů</text:p>
        </text:list-item>
        <text:list-item>
          <text:p text:style-name="P25">zboží a služby – 0 podnětů</text:p>
        </text:list-item>
        <text:list-item>
          <text:p text:style-name="P26">zdravotní péče – 1 podnět</text:p>
        </text:list-item>
        <text:list-item>
          <text:p text:style-name="P27">bydlení – 2 podněty</text:p>
        </text:list-item>
        <text:list-item>
          <text:p text:style-name="P28">vzdělávání – 0 podnětů</text:p>
        </text:list-item>
        <text:list-item>
          <text:p text:style-name="P29">jiné – 4 podněty (sociální oblast)</text:p>
        </text:list-item>
      </text:list>
      <text:p text:style-name="Základnítext">S pozdravem</text:p>
      <text:p text:style-name="Základnítext"/>
      <text:p text:style-name="Základnítext"/>
      <text:p text:style-name="Základnítext"/>
      <text:p text:style-name="podpis">JUDr. Pavel Pořízek, Ph.D. v. r.</text:p>
      <text:p text:style-name="podpis">vedoucí Kanceláře veřejného ochránce práv</text:p>
      <text:p text:style-name="podpis">(podepsáno elektronicky)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TLW8*</text:span></text:p>
        <text:p text:style-name="P12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1-12-13T08:59:00Z</meta:creation-date>
    <dc:date>2021-12-13T09:01:00Z</dc:date>
    <meta:print-date>2021-11-04T09:45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2" meta:paragraph-count="3" meta:word-count="244" meta:character-count="1684" meta:row-count="12" meta:non-whitespace-character-count="1443"/>
  </office:meta>
</office:document-meta>
</file>